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4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 DE MESSAGES :</text:p>
      <text:p text:style-name="P2">0 <text:span text:style-name="T15">=&gt; </text:span>c<text:span text:style-name="T15">onnexion/</text:span>d<text:span text:style-name="T15">éconnexion TCP</text:span></text:p>
      <text:p text:style-name="P2"><text:span text:style-name="T15">Entre </text:span><text:span text:style-name="T12">superviseur</text:span><text:span text:style-name="T14"> et </text:span><text:span text:style-name="T12">client</text:span><text:span text:style-name="T14"> </text:span></text:p>
      <text:p text:style-name="P2">1 <text:span text:style-name="T15">=&gt; gestion de la partie : </text:span>d<text:span text:style-name="T15">ébut/</text:span>f<text:span text:style-name="T15">in/</text:span>o<text:span text:style-name="T15">k/</text:span>r<text:span text:style-name="T15">efus </text:span></text:p>
      <text:p text:style-name="P2"><text:span text:style-name="T15">Entre </text:span><text:span text:style-name="T12">superviseur</text:span><text:span text:style-name="T14"> et </text:span><text:span text:style-name="T12">client</text:span><text:span text:style-name="T14"> </text:span></text:p>
      <text:p text:style-name="P2">2 <text:span text:style-name="T15">=&gt; choix possibles d'</text:span>a<text:span text:style-name="T15">ction/</text:span>p<text:span text:style-name="T15">ersonnage </text:span></text:p>
      <text:p text:style-name="P2"><text:span text:style-name="T15">De </text:span><text:span text:style-name="T12">maitre_jeu</text:span><text:span text:style-name="T14"> vers un seul </text:span><text:span text:style-name="T12">client</text:span><text:span text:style-name="T14"> </text:span></text:p>
      <text:p text:style-name="P2"><text:span text:style-name="T15">(</text:span><text:span text:style-name="T9">remarque :</text:span><text:span text:style-name="T15"> ce type n'est jamais envoyé par un </text:span><text:span text:style-name="T12">client</text:span><text:span text:style-name="T15">, toujours par </text:span><text:span text:style-name="T7">maitre_jeu</text:span><text:span text:style-name="T9"> )</text:span></text:p>
      <text:p text:style-name="P2"><text:span text:style-name="T8">3 </text:span><text:span text:style-name="T9">=&gt; choix retenu par le </text:span><text:span text:style-name="T7">client</text:span><text:span text:style-name="T9"> d'</text:span><text:span text:style-name="T8">a</text:span><text:span text:style-name="T9">ction/</text:span><text:span text:style-name="T8">p</text:span><text:span text:style-name="T9">ersonnage</text:span></text:p>
      <text:p text:style-name="P2"><text:span text:style-name="T9"><text:s/>d'un </text:span><text:span text:style-name="T7">client</text:span><text:span text:style-name="T9"> vers </text:span><text:span text:style-name="T7">maitre_jeu</text:span><text:span text:style-name="T9"> <text:s/>puis de </text:span><text:span text:style-name="T7">maitre_jeu</text:span><text:span text:style-name="T9"> vers les deux </text:span><text:span text:style-name="T7">client</text:span><text:span text:style-name="T9">s</text:span></text:p>
      <text:p text:style-name="P2"><text:span text:style-name="T9"><text:s/>( remarque : une fois reçu, ce type est toujours retransmis par le </text:span><text:span text:style-name="T7">maitre_jeu</text:span><text:span text:style-name="T9"> à tous les clients à la fois en tant qu’acquittement pour l'un et comme information pour l'autre afin qu'il sache ce qu'a choisi son opposant et puisse afficher son choix )</text:span></text:p>
      <text:p text:style-name="P2"><text:span text:style-name="T8">4 </text:span><text:span text:style-name="T9">=&gt; « état » des </text:span><text:span text:style-name="T7">personnage</text:span><text:span text:style-name="T9">s : vie, mana ( servant à effectuer des actions « magiques »), points d'action ( servant à toutes les actions), défense, chances de coups critiques, chances d'esquiver...</text:span></text:p>
      <text:p text:style-name="P2"><text:span text:style-name="T9">(de </text:span><text:span text:style-name="T7">maitre_jeu</text:span><text:span text:style-name="T9"> vers les deux </text:span><text:span text:style-name="T7">clients</text:span><text:span text:style-name="T9"> </text:span></text:p>
      <text:p text:style-name="P2"><text:span text:style-name="T9">(remarque : ce type n'est jamais envoyé par un </text:span><text:span text:style-name="T7">client</text:span><text:span text:style-name="T9">, toujours par </text:span><text:span text:style-name="T7">maitre_jeu</text:span><text:span text:style-name="T9"> )</text:span></text:p>
      <text:p text:style-name="P2"><text:span text:style-name="T8">5 </text:span><text:span text:style-name="T9">=&gt; <text:s/>gestion du « pierre-papier-ciseaux » du début de partie permettant de savoir qui commence : </text:span><text:span text:style-name="T8">d</text:span><text:span text:style-name="T9">ébut/</text:span><text:span text:style-name="T8">f</text:span><text:span text:style-name="T9">in/</text:span><text:span text:style-name="T8">c</text:span><text:span text:style-name="T9">hoix</text:span></text:p>
      <text:p text:style-name="P2"><text:span text:style-name="T9">entre </text:span><text:span text:style-name="T7">superviseur</text:span><text:span text:style-name="T9"> et </text:span><text:span text:style-name="T7">client</text:span><text:span text:style-name="T9"> </text:span></text:p>
      <text:p text:style-name="P2"><text:span text:style-name="T8">6</text:span><text:span text:style-name="T9"> =&gt; Mise à jour de la bibliothèque ( l'initialisation est une « longue » mise à jour )</text:span></text:p>
      <text:p text:style-name="P2"><text:span text:style-name="T9"><text:s/>de </text:span><text:span text:style-name="T7">maitre_jeu</text:span><text:span text:style-name="T9"> vers les deux </text:span><text:span text:style-name="T7">clients</text:span><text:span text:style-name="T9"> (les deux devant avoir les descriptions des actions possibles par chacun des joueurs</text:span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1T20:56:59.08</dc:date>
    <meta:editing-duration>PT8H12M22S</meta:editing-duration>
    <meta:editing-cycles>30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27" meta:character-count="1343"/>
  </office:meta>
</office:document-meta>
</file>